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a740" officeooo:paragraph-rsid="000ca740"/>
    </style:style>
    <style:style style:name="P2" style:family="paragraph" style:parent-style-name="Heading_20_2">
      <style:text-properties officeooo:rsid="000ca740" officeooo:paragraph-rsid="000ca740"/>
    </style:style>
    <style:style style:name="P3" style:family="paragraph" style:parent-style-name="Heading_20_3">
      <style:text-properties officeooo:rsid="000ca740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ca740"/>
    </style:style>
    <style:style style:name="P5" style:family="paragraph" style:parent-style-name="Text_20_body" style:list-style-name="L1">
      <style:text-properties officeooo:rsid="000ca740"/>
    </style:style>
    <style:style style:name="P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0ca740"/>
    </style:style>
    <style:style style:name="P7" style:family="paragraph" style:parent-style-name="Preformatted_20_Text">
      <style:paragraph-properties fo:margin-top="0cm" fo:margin-bottom="0.499cm" style:contextual-spacing="false" style:writing-mode="lr-tb"/>
      <style:text-properties officeooo:rsid="000ca740"/>
    </style:style>
    <style:style style:name="P8" style:family="paragraph" style:parent-style-name="Text_20_body">
      <style:text-properties officeooo:rsid="000ca740"/>
    </style:style>
    <style:style style:name="P9" style:family="paragraph" style:parent-style-name="Preformatted_20_Text">
      <style:paragraph-properties style:writing-mode="lr-tb"/>
      <style:text-properties officeooo:rsid="000ca740"/>
    </style:style>
    <style:style style:name="P10" style:family="paragraph" style:parent-style-name="Horizontal_20_Line">
      <style:text-properties officeooo:rsid="000ca740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rsid="000ca740"/>
    </style:style>
    <style:style style:name="P12" style:family="paragraph" style:parent-style-name="Text_20_body" style:list-style-name="L2">
      <style:text-properties officeooo:rsid="000ca740"/>
    </style:style>
    <style:style style:name="P13" style:family="paragraph" style:parent-style-name="Heading_20_2">
      <style:text-properties officeooo:rsid="000ca740"/>
    </style:style>
    <style:style style:name="P14" style:family="paragraph" style:parent-style-name="Text_20_body" style:list-style-name="L3">
      <style:text-properties officeooo:rsid="000ca740"/>
    </style:style>
    <style:style style:name="P15" style:family="paragraph" style:parent-style-name="Text_20_body" style:list-style-name="L4">
      <style:text-properties officeooo:rsid="000ca740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officeooo:rsid="000ca740"/>
    </style:style>
    <style:style style:name="P17" style:family="paragraph" style:parent-style-name="Text_20_body" style:list-style-name="L5">
      <style:text-properties officeooo:rsid="000ca740"/>
    </style:style>
    <style:style style:name="P18" style:family="paragraph" style:parent-style-name="Text_20_body" style:list-style-name="L6">
      <style:text-properties officeooo:rsid="000ca740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ca74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L (Access control list)</text:p>
      <text:p text:style-name="P1"/>
      <text:h text:style-name="P2" text:outline-level="2"><text:span text:style-name="Strong_20_Emphasis">1. Tipos de ACLs en Cisco</text:span></text:h>
      <text:h text:style-name="P3" text:outline-level="3"><text:span text:style-name="Strong_20_Emphasis">ACL Estándar</text:span> (Filtra por origen IP)</text:h>
      <text:list text:style-name="L1">
        <text:list-item>
          <text:p text:style-name="P4"><text:span text:style-name="Strong_20_Emphasis">Solo permite o deniega tráfico según la dirección IP de origen.</text:span> </text:p>
        </text:list-item>
        <text:list-item>
          <text:p text:style-name="P5"><text:span text:style-name="Strong_20_Emphasis">Se aplica cerca del destino</text:span> (para evitar bloquear tráfico legítimo antes de tiempo). </text:p>
        </text:list-item>
      </text:list>
      <text:p text:style-name="P6"><text:span text:style-name="Source_20_Text">access-list 10 permit 192.168.1.0 0.0.0.255 <text:s/># Permite toda la red 192.168.1.0/24</text:span></text:p>
      <text:p text:style-name="P7"><text:span text:style-name="Source_20_Text">access-list 10 deny any <text:s text:c="21"/># Bloquea todo lo demás</text:span></text:p>
      <text:p text:style-name="P8"><text:span text:style-name="Strong_20_Emphasis">Aplicarla en una interfaz:</text:span></text:p>
      <text:p text:style-name="P6"><text:span text:style-name="Source_20_Text">interface GigabitEthernet0/0</text:span></text:p>
      <text:p text:style-name="P9"><text:span text:style-name="Source_20_Text">ip access-group 10 in <text:s/># Aplica la ACL en tráfico entrante</text:span></text:p>
      <text:p text:style-name="P7"><text:span text:style-name="Source_20_Text">exit</text:span></text:p>
      <text:p text:style-name="P10"/>
      <text:h text:style-name="P3" text:outline-level="3"><text:span text:style-name="Strong_20_Emphasis">ACL Extendida</text:span> (Filtra por IP, puerto y protocolo)</text:h>
      <text:list text:style-name="L2">
        <text:list-item>
          <text:p text:style-name="P11"><text:span text:style-name="Strong_20_Emphasis">Puede permitir o denegar tráfico según IP origen/destino, protocolo (TCP, UDP, ICMP) y puertos específicos.</text:span> </text:p>
        </text:list-item>
        <text:list-item>
          <text:p text:style-name="P12"><text:span text:style-name="Strong_20_Emphasis">Se aplica cerca del origen</text:span> (para evitar enviar tráfico que luego será bloqueado). </text:p>
        </text:list-item>
      </text:list>
      <text:p text:style-name="P8"><text:span text:style-name="Strong_20_Emphasis">Ejemplo: Bloquear acceso SSH (puerto 22) desde una red específica a un servidor</text:span></text:p>
      <text:p text:style-name="P6"><text:span text:style-name="Source_20_Text">access-list 100 deny tcp 192.168.1.0 0.0.0.255 host 10.0.0.1 eq 22</text:span></text:p>
      <text:p text:style-name="P7"><text:span text:style-name="Source_20_Text">access-list 100 permit ip any any <text:s/># Permitir todo lo demás</text:span></text:p>
      <text:p text:style-name="P8"><text:span text:style-name="Strong_20_Emphasis">Aplicarla en una interfaz:</text:span></text:p>
      <text:p text:style-name="P6"><text:span text:style-name="Source_20_Text">interface GigabitEthernet0/1</text:span></text:p>
      <text:p text:style-name="P9"><text:span text:style-name="Source_20_Text">ip access-group 100 in <text:s/># Aplica la ACL en tráfico entrante</text:span></text:p>
      <text:p text:style-name="P7"><text:span text:style-name="Source_20_Text">exit</text:span></text:p>
      <text:p text:style-name="P10"/>
      <text:h text:style-name="P13" text:outline-level="2"><text:span text:style-name="Strong_20_Emphasis">2. ACLs en VTY (para SSH y Telnet)</text:span></text:h>
      <text:list text:style-name="L3">
        <text:list-item>
          <text:p text:style-name="P14">Restringir quién puede hacer <text:span text:style-name="Strong_20_Emphasis">Telnet o SSH</text:span> al router: </text:p>
        </text:list-item>
      </text:list>
      <text:p text:style-name="P6"><text:span text:style-name="Source_20_Text">access-list 50 permit 192.168.1.10 <text:s/># Solo esta IP podrá acceder</text:span></text:p>
      <text:p text:style-name="P9"><text:span text:style-name="Source_20_Text">access-list 50 deny any <text:s text:c="12"/># Bloquea todo lo demás</text:span></text:p>
      <text:p text:style-name="P9"/>
      <text:p text:style-name="P9"><text:span text:style-name="Source_20_Text">line vty 0 4</text:span></text:p>
      <text:p text:style-name="P9"><text:span text:style-name="Source_20_Text">access-class 50 in</text:span></text:p>
      <text:p text:style-name="P7"><text:span text:style-name="Source_20_Text">exit</text:span></text:p>
      <text:p text:style-name="P10"/>
      <text:h text:style-name="P13" text:outline-level="2"><text:span text:style-name="Strong_20_Emphasis">3. ACL Reflexivas (Para sesiones dinámicas)</text:span></text:h>
      <text:list text:style-name="L4">
        <text:list-item>
          <text:p text:style-name="P15">Se utilizan para permitir respuestas a tráfico saliente sin abrir puertos permanentemente. </text:p>
        </text:list-item>
      </text:list>
      <text:p text:style-name="P6"><text:soft-page-break/><text:span text:style-name="Source_20_Text">ip access-list extended ACL_REFLEXIVA</text:span></text:p>
      <text:p text:style-name="P9"><text:span text:style-name="Source_20_Text">permit tcp any any reflect SESSION_TCP</text:span></text:p>
      <text:p text:style-name="P9"><text:span text:style-name="Source_20_Text">permit udp any any reflect SESSION_UDP</text:span></text:p>
      <text:p text:style-name="P7"><text:span text:style-name="Source_20_Text">exit</text:span></text:p>
      <text:p text:style-name="P8">Para permitir respuestas:</text:p>
      <text:p text:style-name="P6"><text:span text:style-name="Source_20_Text">ip access-list extended ACL_RESPUESTA</text:span></text:p>
      <text:p text:style-name="P9"><text:span text:style-name="Source_20_Text">evaluate SESSION_TCP</text:span></text:p>
      <text:p text:style-name="P9"><text:span text:style-name="Source_20_Text">evaluate SESSION_UDP</text:span></text:p>
      <text:p text:style-name="P7"><text:span text:style-name="Source_20_Text">exit</text:span></text:p>
      <text:p text:style-name="P8"><text:span text:style-name="Strong_20_Emphasis">Aplicarlas en la interfaz adecuada:</text:span></text:p>
      <text:p text:style-name="P6"><text:span text:style-name="Source_20_Text">interface GigabitEthernet0/0</text:span></text:p>
      <text:p text:style-name="P9"><text:span text:style-name="Source_20_Text">ip access-group ACL_REFLEXIVA out</text:span></text:p>
      <text:p text:style-name="P9"><text:span text:style-name="Source_20_Text">ip access-group ACL_RESPUESTA in</text:span></text:p>
      <text:p text:style-name="P7"><text:span text:style-name="Source_20_Text">exit</text:span></text:p>
      <text:p text:style-name="P10"/>
      <text:h text:style-name="P13" text:outline-level="2"><text:span text:style-name="Strong_20_Emphasis">4. ACLs Dinámicas (Lock &amp; Key)</text:span></text:h>
      <text:list text:style-name="L5">
        <text:list-item>
          <text:p text:style-name="P16">Requiere autenticación previa antes de permitir tráfico. </text:p>
        </text:list-item>
        <text:list-item>
          <text:p text:style-name="P17">Se usa cuando queremos que solo ciertos usuarios abran sesiones específicas. </text:p>
        </text:list-item>
      </text:list>
      <text:h text:style-name="P3" text:outline-level="3"><text:span text:style-name="Strong_20_Emphasis">Ejemplo: Permitir acceso a un servidor después de autenticación</text:span></text:h>
      <text:p text:style-name="P6"><text:span text:style-name="Source_20_Text">access-list 150 permit tcp any host 10.0.0.1 eq 80</text:span></text:p>
      <text:p text:style-name="P9"><text:span text:style-name="Source_20_Text">line vty 0 4</text:span></text:p>
      <text:p text:style-name="P9"><text:span text:style-name="Source_20_Text">autocommand access-enable host timeout 5</text:span></text:p>
      <text:p text:style-name="P7"><text:span text:style-name="Source_20_Text">exit</text:span></text:p>
      <text:p text:style-name="P10"/>
      <text:h text:style-name="P13" text:outline-level="2"><text:span text:style-name="Strong_20_Emphasis">5. ACLs con Time-Range (ACLs con horario)</text:span></text:h>
      <text:list text:style-name="L6">
        <text:list-item>
          <text:p text:style-name="P18">Permiten aplicar reglas solo en ciertos horarios. </text:p>
        </text:list-item>
      </text:list>
      <text:p text:style-name="P6"><text:span text:style-name="Source_20_Text">time-range HORARIO_LABORAL</text:span></text:p>
      <text:p text:style-name="P9"><text:span text:style-name="Source_20_Text">periodic weekdays 08:00 to 18:00</text:span></text:p>
      <text:p text:style-name="P9"/>
      <text:p text:style-name="P9"><text:span text:style-name="Source_20_Text">access-list 120 deny ip any any time-range HORARIO_LABORAL</text:span></text:p>
      <text:p text:style-name="P7"><text:span text:style-name="Source_20_Text">access-list 120 permit ip any any</text:span></text:p>
      <text:p text:style-name="P8">Se aplica en la interfaz:</text:p>
      <text:p text:style-name="P6"><text:span text:style-name="Source_20_Text">interface GigabitEthernet0/0</text:span></text:p>
      <text:p text:style-name="P9"><text:span text:style-name="Source_20_Text">ip access-group 120 in</text:span></text:p>
      <text:p text:style-name="P7"><text:span text:style-name="Source_20_Text">exit</text:span></text:p>
      <text:p text:style-name="P10"/>
      <text:h text:style-name="P13" text:outline-level="2"><text:soft-page-break/><text:span text:style-name="Strong_20_Emphasis">6. Verificación y Depuración</text:span></text:h>
      <text:h text:style-name="P3" text:outline-level="3"><text:span text:style-name="Strong_20_Emphasis">Ver ACLs configuradas</text:span></text:h>
      <text:p text:style-name="P6"><text:span text:style-name="Source_20_Text">show access-lists</text:span></text:p>
      <text:p text:style-name="P9"><text:span text:style-name="Source_20_Text">show ip access-lists</text:span></text:p>
      <text:p text:style-name="P7"><text:span text:style-name="Source_20_Text">show running-config | include access-list</text:span></text:p>
      <text:h text:style-name="P3" text:outline-level="3"><text:span text:style-name="Strong_20_Emphasis">Ver ACL aplicada en una interfaz</text:span></text:h>
      <text:p text:style-name="P19"><text:span text:style-name="Source_20_Text">show ip interface GigabitEthernet0/1</text:span></text:p>
      <text:h text:style-name="P3" text:outline-level="3"><text:span text:style-name="Strong_20_Emphasis">Ver tráfico bloqueado/permitido por la ACL</text:span></text:h>
      <text:p text:style-name="P19"><text:span text:style-name="Source_20_Text">debug ip packet detai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13:51:03.633346200</meta:creation-date>
    <dc:date>2025-03-13T13:57:58.481886700</dc:date>
    <meta:editing-duration>PT6M55S</meta:editing-duration>
    <meta:editing-cycles>1</meta:editing-cycles>
    <meta:document-statistic meta:table-count="0" meta:image-count="0" meta:object-count="0" meta:page-count="3" meta:paragraph-count="71" meta:word-count="418" meta:character-count="2712" meta:non-whitespace-character-count="2327"/>
    <meta:generator>LibreOffice/25.2.1.2$Windows_X86_64 LibreOffice_project/d3abf4aee5fd705e4a92bba33a32f40bc4e56f49</meta:generator>
  </office:meta>
</office:document-meta>
</file>